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4"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5"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6" style:family="paragraph" style:parent-style-name="Standard">
      <style:paragraph-properties fo:margin-top="0cm" fo:margin-bottom="0.212cm" style:contextual-spacing="false"/>
      <style:text-properties officeooo:paragraph-rsid="01a49d51"/>
    </style:style>
    <style:style style:name="P8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8" style:family="paragraph" style:parent-style-name="Text_20_body">
      <style:paragraph-properties fo:text-align="start" style:justify-single-word="false"/>
      <style:text-properties officeooo:paragraph-rsid="001756f7"/>
    </style:style>
    <style:style style:name="P89" style:family="paragraph" style:parent-style-name="Text_20_body">
      <style:text-properties officeooo:rsid="02e82a24" officeooo:paragraph-rsid="001756f7" style:font-size-asian="12pt"/>
    </style:style>
    <style:style style:name="P9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7" style:family="paragraph" style:parent-style-name="Text_20_body">
      <style:text-properties officeooo:rsid="02e82a24" officeooo:paragraph-rsid="00bb0ca2" style:font-size-asian="12pt"/>
    </style:style>
    <style:style style:name="P98" style:family="paragraph" style:parent-style-name="Text_20_body">
      <style:text-properties fo:font-weight="bold" officeooo:rsid="0264fa82" officeooo:paragraph-rsid="0264fa82" style:font-size-asian="12pt" style:font-weight-asian="bold" style:font-weight-complex="bold"/>
    </style:style>
    <style:style style:name="P99" style:family="paragraph" style:parent-style-name="Text_20_body">
      <style:text-properties fo:font-weight="normal" officeooo:rsid="0264fa82" officeooo:paragraph-rsid="0264fa82" style:font-size-asian="12pt" style:font-weight-asian="normal" style:font-weight-complex="normal"/>
    </style:style>
    <style:style style:name="P100" style:family="paragraph" style:parent-style-name="Text_20_body">
      <style:text-properties fo:font-weight="bold" officeooo:rsid="0283391a" officeooo:paragraph-rsid="0283391a" style:font-size-asian="12pt" style:font-weight-asian="bold" style:font-weight-complex="bold"/>
    </style:style>
    <style:style style:name="P101" style:family="paragraph" style:parent-style-name="Text_20_body">
      <style:text-properties fo:font-style="normal" fo:font-weight="normal" officeooo:rsid="0283391a" officeooo:paragraph-rsid="0283391a" style:font-size-asian="12pt" style:font-style-asian="normal" style:font-weight-asian="normal" style:font-style-complex="normal" style:font-weight-complex="normal"/>
    </style:style>
    <style:style style:name="P102"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9"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4"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482318340" text:style-name="L6">
        <text:list-item>
          <text:list>
            <text:list-item>
              <text:p text:style-name="P80">Hotfixes vs Planned Releases</text:p>
            </text:list-item>
          </text:list>
        </text:list-item>
      </text:list>
      <text:p text:style-name="P81"/>
      <text:p text:style-name="P82"/>
      <text:p text:style-name="P83"/>
      <text:p text:style-name="P83"/>
      <text:p text:style-name="P83"/>
      <text:p text:style-name="P84"/>
      <text:p text:style-name="P24"/>
      <text:p text:style-name="P24"/>
      <text:list text:style-name="WWNum5">
        <text:list-item text:start-value="1">
          <text:p text:style-name="P85">Currently hosted on a single VPS (Virtual Private Server) running Ubuntu, with a PostgreSQL database on the same machine. The VPS costs the charity approximately £25/month.</text:p>
        </text:list-item>
        <text:list-item>
          <text:p text:style-name="P85">The entire system is maintained by one volunteer developer in their spare time. There is no formal development process, CI/CD pipeline, or staging environment. Deployments happen by SSH-ing into the server and running git pull.</text:p>
        </text:list-item>
      </text:list>
      <text:p text:style-name="P86"/>
      <text:p text:style-name="P24"/>
      <text:p text:style-name="P87">References</text:p>
      <text:p text:style-name="P88"><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89"><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9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1">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2">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3"><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4">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5"><text:soft-page-break/><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6">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7"><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7"/>
      <text:p text:style-name="P98">Sam L<text:span text:style-name="T253">i</text:span> <text:span text:style-name="T244">(2024) </text:span><text:span text:style-name="T245">Ma</text:span><text:span text:style-name="T245">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99"/>
      <text:p text:style-name="P100">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101"/>
      <text:p text:style-name="P102">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3">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4"/>
      <text:p text:style-name="P105">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6"/>
      <text:p text:style-name="P107">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8"/>
      <text:p text:style-name="P109">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10"/>
      <text:p text:style-name="P111">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12"/>
      <text:p text:style-name="P113">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4"/>
      <text:p text:style-name="P115">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6"/>
      <text:p text:style-name="P116"/>
      <text:p text:style-name="P117"><text:span text:style-name="T247">Dirk Merkel</text:span> (<text:span text:style-name="T255">2014</text:span>) <text:span text:style-name="T3">Docker: Lightweight Linux Containers for Consistent Development and</text:span></text:p>
      <text:p text:style-name="P118">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7"/>
      <text:p text:style-name="P119">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20"/>
      <text:p text:style-name="P121">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22"/>
      <text:p text:style-name="P123">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text:p text:style-name="P124"/>
      <text:p text:style-name="P124"/>
      <text:p text:style-name="P124">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8:19.198155960</dc:date>
    <meta:editing-duration>PT19H47M3S</meta:editing-duration>
    <meta:editing-cycles>551</meta:editing-cycles>
    <meta:document-statistic meta:table-count="0" meta:image-count="0" meta:object-count="0" meta:page-count="8" meta:paragraph-count="112" meta:word-count="2897" meta:character-count="20453" meta:non-whitespace-character-count="17677"/>
  </office:meta>
</office:document-meta>
</file>